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16800000168B610827694439D6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397cm" svg:height="5.397cm" svg:x="6.715cm" svg:y="11.065cm">
          <draw:image xlink:href="Pictures/100000000000016800000168B610827694439D62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05T18:41:10.735000000</dc:date>
    <meta:editing-duration>PT1M7S</meta:editing-duration>
    <meta:editing-cycles>1</meta:editing-cycles>
    <meta:document-statistic meta:object-count="1"/>
    <meta:generator>LibreOffice/7.5.3.2$Windows_X86_64 LibreOffice_project/9f56dff12ba03b9acd7730a5a481eea045e468f3</meta:generator>
  </office:meta>
</office:document-meta>
</file>